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6d2" officeooo:paragraph-rsid="000046d2"/>
    </style:style>
    <style:style style:name="P2" style:family="paragraph" style:parent-style-name="Standard">
      <style:text-properties fo:language="fr" fo:country="BE" officeooo:rsid="000046d2" officeooo:paragraph-rsid="000046d2"/>
    </style:style>
    <style:style style:name="P3" style:family="paragraph" style:parent-style-name="Standard">
      <style:text-properties officeooo:rsid="000046d2" officeooo:paragraph-rsid="000046d2"/>
    </style:style>
    <style:style style:name="T1" style:family="text">
      <style:text-properties fo:language="fr" fo:country="BE"/>
    </style:style>
    <style:style style:name="T2" style:family="text">
      <style:text-properties fo:font-variant="normal" fo:text-transform="none" fo:color="#d5d5d5" style:font-name="consola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1.1.2.1 Analyser les interactions entre services </text:p>
      <text:p text:style-name="Standard">C1.1.2.2 Recenser les composants de l'architecture technique sur lesquels le service à produire aura un impact</text:p>
      <text:p text:style-name="P1"/>
      <text:p text:style-name="P1"/>
      <text:p text:style-name="P1">La double authentication aura <text:span text:style-name="T1">un</text:span> <text:span text:style-name="T1">impacte</text:span> <text:span text:style-name="T1">sur</text:span> la connection <text:span text:style-name="T1">des</text:span> <text:span text:style-name="T1">utilisateurs.</text:span></text:p>
      <text:p text:style-name="P2"/>
      <text:p text:style-name="P2">Elle va avoir un impacte sur les serveurs ainsi que nos téléphones car nous aurons besoin de l’applic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31T15:29:41.305000000</dc:date>
    <meta:editing-duration>PT9M3S</meta:editing-duration>
    <meta:editing-cycles>2</meta:editing-cycles>
    <meta:document-statistic meta:table-count="0" meta:image-count="0" meta:object-count="0" meta:page-count="1" meta:paragraph-count="4" meta:word-count="51" meta:character-count="343" meta:non-whitespace-character-count="295"/>
  </office:meta>
</office:document-meta>
</file>